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/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P41" style:parent-style-name="Standard" style:family="paragraph"/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/>
    <style:style style:name="P45" style:parent-style-name="Standard" style:family="paragraph"/>
    <style:style style:name="P46" style:parent-style-name="Standard" style:family="paragraph"/>
    <style:style style:name="P47" style:parent-style-name="Standard" style:family="paragraph"/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/>
    <style:style style:name="P52" style:parent-style-name="Standard" style:family="paragraph"/>
    <style:style style:name="P53" style:parent-style-name="Standard" style:family="paragraph"/>
    <style:style style:name="P54" style:parent-style-name="Standard" style:family="paragraph"/>
    <style:style style:name="P55" style:parent-style-name="Standard" style:family="paragraph"/>
    <style:style style:name="P56" style:parent-style-name="Standard" style:family="paragraph"/>
    <style:style style:name="P57" style:parent-style-name="Standard" style:family="paragraph"/>
    <style:style style:name="P58" style:parent-style-name="Standard" style:family="paragraph"/>
    <style:style style:name="P59" style:parent-style-name="Standard" style:family="paragraph"/>
    <style:style style:name="P60" style:parent-style-name="Standard" style:family="paragraph"/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/>
    <style:style style:name="P64" style:parent-style-name="Standard" style:family="paragraph"/>
    <style:style style:name="P65" style:parent-style-name="Standard" style:family="paragraph"/>
    <style:style style:name="P66" style:parent-style-name="Standard" style:family="paragraph"/>
    <style:style style:name="P67" style:parent-style-name="Standard" style:family="paragraph"/>
    <style:style style:name="P68" style:parent-style-name="Standard" style:family="paragraph"/>
    <style:style style:name="P69" style:parent-style-name="Standard" style:family="paragraph"/>
    <style:style style:name="P70" style:parent-style-name="Standard" style:family="paragraph"/>
    <style:style style:name="P71" style:parent-style-name="Standard" style:family="paragraph"/>
    <style:style style:name="P72" style:parent-style-name="Standard" style:family="paragraph"/>
    <style:style style:name="P73" style:parent-style-name="Standard" style:family="paragraph"/>
    <style:style style:name="P74" style:parent-style-name="Standard" style:family="paragraph"/>
    <style:style style:name="P75" style:parent-style-name="Standard" style:family="paragraph"/>
  </office:automatic-styles>
  <office:body>
    <office:text text:use-soft-page-breaks="true">
      <text:p text:style-name="P1">Naval Battles</text:p>
      <text:p text:style-name="Textbody">Group Members:<text:line-break/><text:line-break/>Nolan Hunt</text:p>
      <text:p text:style-name="Textbody">Michael Mazzuca</text:p>
      <text:p text:style-name="Textbody">Steven Coverdale</text:p>
      <text:p text:style-name="Textbody">Dave Lundrigan</text:p>
      <text:p text:style-name="Textbody">Brian Icely</text:p>
      <text:h text:style-name="Heading2" text:outline-level="2">Ships</text:h>
      <text:h text:style-name="Heading3" text:outline-level="3">Shallow Draft Vessels<text:s/>(can enter shallow water areas on the map)</text:h>
      <text:p text:style-name="Heading">Light Cruisers</text:p>
      <text:p text:style-name="Standard">Light Cruisers provide light combat ship capability. <text:s/>They have moderate anti-surface and anti-air capability. <text:s/>Their armour and armament aren't as heavy as full size cruisers, but they have significantly more manoeuvrability.</text:p>
      <text:list text:style-name="LFO1" text:continue-numbering="true">
        <text:list-item>
          <text:p text:style-name="P2">Armament</text:p>
          <text:list text:continue-numbering="true">
            <text:list-item>
              <text:p text:style-name="P3">cannons:<text:tab/>moderate</text:p>
            </text:list-item>
            <text:list-item>
              <text:p text:style-name="P4">anti-aircraft:<text:tab/>moderate</text:p>
            </text:list-item>
          </text:list>
        </text:list-item>
        <text:list-item>
          <text:p text:style-name="P5">Armour</text:p>
          <text:list text:continue-numbering="true">
            <text:list-item>
              <text:p text:style-name="P6">medium</text:p>
            </text:list-item>
          </text:list>
        </text:list-item>
        <text:list-item>
          <text:p text:style-name="P7">Sensors</text:p>
          <text:list text:continue-numbering="true">
            <text:list-item>
              <text:p text:style-name="P8">visual:<text:s/><text:tab/><text:tab/>good</text:p>
            </text:list-item>
            <text:list-item>
              <text:p text:style-name="P9">radar:<text:tab/><text:tab/>moderate</text:p>
            </text:list-item>
          </text:list>
        </text:list-item>
        <text:list-item>
          <text:p text:style-name="P10">Movement</text:p>
          <text:list text:continue-numbering="true">
            <text:list-item>
              <text:p text:style-name="P11">speed:<text:s/><text:tab/><text:tab/><text:tab/>high</text:p>
            </text:list-item>
            <text:list-item>
              <text:p text:style-name="P12">acceleration:<text:s/><text:tab/><text:tab/>medium</text:p>
            </text:list-item>
            <text:list-item>
              <text:p text:style-name="P13">manoeuvrability:<text:tab/>high</text:p>
            </text:list-item>
          </text:list>
        </text:list-item>
      </text:list>
      <text:p text:style-name="Standard"/>
      <text:p text:style-name="Heading">Destroyers</text:p>
      <text:p text:style-name="Standard">Destroyers provide<text:s/>scouting and anti-submarine capability. <text:s/>They have light anti-surface and anti-air capability, but good anti-sub capabilities. <text:s/>Their speed lets them scout out enemy forces and their torpedoes mean they can deal some significant damage to larger ships.</text:p>
      <text:p text:style-name="Standard"/>
      <text:p text:style-name="Standard">Sonar:</text:p>
      <text:p text:style-name="Standard">Destroyers have active and passive sonar. <text:s/>In passive mode the sonar will give bearings towards noise sources but won't pinpoint the target. <text:s/>In active mode submerged targets will become visible, but there will be false positives (ghost submarines will appear that are not actually there). <text:s/>In active mode the destroyer also becomes highly visible to other sonar equipped vessels well beyond the effective range of the sonar.</text:p>
      <text:list text:style-name="LFO2" text:continue-numbering="true">
        <text:list-item>
          <text:p text:style-name="P14">Armament</text:p>
          <text:list text:continue-numbering="true">
            <text:list-item>
              <text:p text:style-name="P15">cannons:<text:tab/>light</text:p>
            </text:list-item>
            <text:list-item>
              <text:p text:style-name="P16">anti-aircraft:<text:s/><text:tab/>light</text:p>
            </text:list-item>
            <text:list-item>
              <text:p text:style-name="P17">torpedoes</text:p>
            </text:list-item>
            <text:list-item>
              <text:p text:style-name="P18">depth charges</text:p>
            </text:list-item>
          </text:list>
        </text:list-item>
        <text:list-item>
          <text:p text:style-name="P19">Armour</text:p>
          <text:list text:continue-numbering="true">
            <text:list-item>
              <text:p text:style-name="P20">light</text:p>
            </text:list-item>
          </text:list>
        </text:list-item>
        <text:list-item>
          <text:p text:style-name="P21">Sensors</text:p>
          <text:list text:continue-numbering="true">
            <text:list-item>
              <text:p text:style-name="P22">visual:<text:s/><text:tab/><text:tab/>good</text:p>
            </text:list-item>
            <text:list-item>
              <text:p text:style-name="P23">radar:<text:tab/><text:tab/>moderate</text:p>
            </text:list-item>
            <text:list-item>
              <text:p text:style-name="P24">sonar:<text:s/><text:tab/><text:tab/>very-good</text:p>
            </text:list-item>
          </text:list>
        </text:list-item>
        <text:list-item>
          <text:p text:style-name="P25">Movement</text:p>
          <text:list text:continue-numbering="true">
            <text:list-item>
              <text:p text:style-name="P26">speed:<text:s/><text:tab/><text:tab/><text:tab/>very-high</text:p>
            </text:list-item>
            <text:list-item>
              <text:p text:style-name="P27">acceleration:<text:tab/><text:tab/>high</text:p>
            </text:list-item>
            <text:list-item>
              <text:p text:style-name="P28">manoeuvrability:<text:tab/>high</text:p>
            </text:list-item>
          </text:list>
        </text:list-item>
      </text:list>
      <text:p text:style-name="Standard"/>
      <text:p text:style-name="Heading">Submarines</text:p>
      <text:p text:style-name="Standard">Submarines fill the stealth reconnaissance and ambush roll. <text:s/>They have very-light cannons and anti-aircraft weapons but can deal significant damage to larger ships with torpedoes without being detected.</text:p>
      <text:p text:style-name="Standard"/>
      <text:p text:style-name="Standard">Submerging:</text:p>
      <text:p text:style-name="Standard">When in deep water submarines can submerge. <text:s/>Submerging makes the submarine invisible to radar and slowly reduces its ability to be spotted visually until it can no longer be seen visually at max depth. <text:s/>The submarine also becomes invulnerable to all weapons except depth charges when at max depth. <text:s/>When submerged submarines drain their battery power, with the power draining faster if they move.</text:p>
      <text:p text:style-name="Standard"/>
      <text:p text:style-name="Standard">Submarines can attack while submerged, but doing so automatically raises them from max depth to periscope depth, where they can be spotted visually and damaged by weapons. <text:s/>After their torpedoes hit or run out of fuel the submarine will dive back to max depth.</text:p>
      <text:list text:style-name="LFO2" text:continue-numbering="true">
        <text:list-item>
          <text:p text:style-name="P29">Armament</text:p>
          <text:list text:continue-numbering="true">
            <text:list-item>
              <text:p text:style-name="P30">cannons:<text:tab/>very-light</text:p>
            </text:list-item>
            <text:list-item>
              <text:p text:style-name="P31">anti-aircraft:<text:s/><text:tab/>very-light</text:p>
            </text:list-item>
            <text:list-item>
              <text:p text:style-name="P32">torpedoes</text:p>
            </text:list-item>
          </text:list>
        </text:list-item>
        <text:list-item>
          <text:p text:style-name="P33">Armour</text:p>
          <text:list text:continue-numbering="true">
            <text:list-item>
              <text:p text:style-name="P34">light</text:p>
            </text:list-item>
          </text:list>
        </text:list-item>
        <text:list-item>
          <text:p text:style-name="P35">Sensors</text:p>
          <text:list text:continue-numbering="true">
            <text:list-item>
              <text:p text:style-name="P36">visual (on surface):<text:s/><text:tab/><text:tab/>poor</text:p>
            </text:list-item>
            <text:list-item>
              <text:p text:style-name="P37">visual (periscope depth):<text:tab/>very-poor</text:p>
            </text:list-item>
            <text:list-item>
              <text:p text:style-name="P38">radar (on surface only):<text:s/><text:tab/>poor</text:p>
            </text:list-item>
            <text:list-item>
              <text:p text:style-name="P39">sonar (passive):<text:s/><text:tab/><text:tab/>good</text:p>
            </text:list-item>
          </text:list>
        </text:list-item>
        <text:list-item>
          <text:p text:style-name="P40">Movement</text:p>
          <text:list text:continue-numbering="true">
            <text:list-item>
              <text:p text:style-name="P41">speed (surfaced):<text:s/><text:tab/>medium</text:p>
            </text:list-item>
            <text:list-item>
              <text:p text:style-name="P42">speed (submerged):<text:s/><text:tab/>low</text:p>
            </text:list-item>
            <text:list-item>
              <text:p text:style-name="P43">acceleration:<text:s/><text:tab/><text:tab/>medium</text:p>
            </text:list-item>
            <text:list-item>
              <text:p text:style-name="P44">manoeuvrability:<text:s/><text:tab/>medium</text:p>
            </text:list-item>
          </text:list>
        </text:list-item>
      </text:list>
      <text:p text:style-name="Standard"/>
      <text:p text:style-name="Standard"/>
      <text:soft-page-break/>
      <text:h text:style-name="Heading3" text:outline-level="3">Deep Draft Vessels (cannot enter shallow water areas on the map)</text:h>
      <text:p text:style-name="Heading">Cruisers</text:p>
      <text:p text:style-name="Standard">Cruisers are well rounded combat ships. <text:s/>They have very good anti-surface and anti-aircraft capability.</text:p>
      <text:list text:style-name="LFO2" text:continue-numbering="true">
        <text:list-item>
          <text:p text:style-name="P45">Armament</text:p>
          <text:list text:continue-numbering="true">
            <text:list-item>
              <text:p text:style-name="P46">cannons:<text:s/><text:tab/>heavy</text:p>
            </text:list-item>
            <text:list-item>
              <text:p text:style-name="P47">anti-aircraft:<text:s/><text:tab/>heavy</text:p>
            </text:list-item>
          </text:list>
        </text:list-item>
        <text:list-item>
          <text:p text:style-name="P48">Sensors</text:p>
          <text:list text:continue-numbering="true">
            <text:list-item>
              <text:p text:style-name="P49">visual:<text:s/><text:tab/><text:tab/>moderate</text:p>
            </text:list-item>
            <text:list-item>
              <text:p text:style-name="P50">radar:<text:tab/><text:tab/>good</text:p>
            </text:list-item>
          </text:list>
        </text:list-item>
        <text:list-item>
          <text:p text:style-name="P51">Movement</text:p>
          <text:list text:continue-numbering="true">
            <text:list-item>
              <text:p text:style-name="P52">speed: medium</text:p>
            </text:list-item>
            <text:list-item>
              <text:p text:style-name="P53">acceleration: medium</text:p>
            </text:list-item>
            <text:list-item>
              <text:p text:style-name="P54">manoeuvrability: medium</text:p>
            </text:list-item>
          </text:list>
        </text:list-item>
      </text:list>
      <text:p text:style-name="Standard"/>
      <text:p text:style-name="Heading">Battleships</text:p>
      <text:p text:style-name="Standard">Battleships are the primary anti-surface ships. <text:s/>They have excellent anti-surface capability and moderate<text:s/>anti-aircraft defences.</text:p>
      <text:list text:style-name="LFO2" text:continue-numbering="true">
        <text:list-item>
          <text:p text:style-name="P55">Armament</text:p>
          <text:list text:continue-numbering="true">
            <text:list-item>
              <text:p text:style-name="P56">cannons:<text:tab/>very-heavy</text:p>
            </text:list-item>
            <text:list-item>
              <text:p text:style-name="P57">anti-aircraft:<text:tab/>moderate</text:p>
            </text:list-item>
          </text:list>
        </text:list-item>
        <text:list-item>
          <text:p text:style-name="P58">Sensors</text:p>
          <text:list text:continue-numbering="true">
            <text:list-item>
              <text:p text:style-name="P59">visual:<text:tab/><text:tab/><text:tab/>moderate</text:p>
            </text:list-item>
            <text:list-item>
              <text:p text:style-name="P60">radar:<text:tab/><text:tab/><text:tab/>good</text:p>
            </text:list-item>
          </text:list>
        </text:list-item>
        <text:list-item>
          <text:p text:style-name="P61">Movement</text:p>
          <text:list text:continue-numbering="true">
            <text:list-item>
              <text:p text:style-name="P62">speed:<text:s/><text:tab/><text:tab/><text:tab/>medium</text:p>
            </text:list-item>
            <text:list-item>
              <text:p text:style-name="P63">acceleration:<text:s/><text:tab/><text:tab/>very-low</text:p>
            </text:list-item>
            <text:list-item>
              <text:p text:style-name="P64">manoeuvrability:<text:tab/>low</text:p>
            </text:list-item>
          </text:list>
        </text:list-item>
      </text:list>
      <text:p text:style-name="Standard"/>
      <text:p text:style-name="Standard"/>
      <text:p text:style-name="Heading">Aircraft Carriers</text:p>
      <text:p text:style-name="Standard">Aircraft Carriers provide long range scouting<text:s/>and attack capabilities. <text:s/>They have very limited weapons but can launch aircraft to fill a variety of rolls.</text:p>
      <text:list text:style-name="LFO2" text:continue-numbering="true">
        <text:list-item>
          <text:p text:style-name="P65">Armament</text:p>
          <text:list text:continue-numbering="true">
            <text:list-item>
              <text:p text:style-name="P66">anti-aircraft:<text:tab/>moderate</text:p>
            </text:list-item>
            <text:list-item>
              <text:p text:style-name="P67">aircraft:<text:tab/>heavy</text:p>
            </text:list-item>
          </text:list>
        </text:list-item>
        <text:list-item>
          <text:p text:style-name="P68">Sensors</text:p>
          <text:list text:continue-numbering="true">
            <text:list-item>
              <text:p text:style-name="P69">visual:<text:tab/><text:tab/><text:tab/>moderate</text:p>
            </text:list-item>
            <text:list-item>
              <text:p text:style-name="P70">radar:<text:tab/><text:tab/><text:tab/>very-good</text:p>
            </text:list-item>
            <text:list-item>
              <text:p text:style-name="P71">scout aircraft:<text:tab/><text:tab/>very-good</text:p>
            </text:list-item>
          </text:list>
        </text:list-item>
        <text:list-item>
          <text:p text:style-name="P72">Movement</text:p>
          <text:list text:continue-numbering="true">
            <text:list-item>
              <text:p text:style-name="P73">speed:<text:s/><text:tab/><text:tab/><text:tab/>low</text:p>
            </text:list-item>
            <text:list-item>
              <text:p text:style-name="P74">acceleration:<text:s/><text:tab/><text:tab/>low</text:p>
            </text:list-item>
            <text:list-item>
              <text:p text:style-name="P75">manoeuvrability:<text:tab/>very-low</text:p>
            </text:list-item>
          </text:list>
        </text:list-item>
      </text:list>
      <text:p text:style-name="Standard"/>
      <text:soft-page-break/>
      <text:h text:style-name="Heading2" text:outline-level="2">Weapons</text:h>
      <text:p text:style-name="Heading">Cannons</text:p>
      <text:p text:style-name="Textbody">Cannons are the primary anti-ship weapon. <text:s/>Cannons have unlimited ammo and are fired automatically once an order to attack has been issued.</text:p>
      <text:p text:style-name="Standard">Auto-fire:<text:s/><text:tab/>yes</text:p>
      <text:p text:style-name="Standard">Auto-aim:<text:s/><text:tab/>no</text:p>
      <text:p text:style-name="Standard">Range:<text:tab/><text:tab/>medium</text:p>
      <text:p text:style-name="Standard">Velocity:<text:tab/>high</text:p>
      <text:p text:style-name="Standard">Accuracy:<text:tab/>medium</text:p>
      <text:p text:style-name="Standard">Rate of Fire:<text:tab/>medium</text:p>
      <text:p text:style-name="Textbody"/>
      <text:p text:style-name="Heading">Anti-Aircraft</text:p>
      <text:p text:style-name="Textbody">Anti-aircraft defences are the primary anti-aircraft weapon. <text:s/>They have unlimited ammo and lock onto and fire at any enemy aircraft in range automatically.</text:p>
      <text:p text:style-name="Standard">Auto-fire:<text:s/><text:tab/>yes</text:p>
      <text:p text:style-name="Standard">Auto-aim:<text:s/><text:tab/>yes</text:p>
      <text:p text:style-name="Standard">Range:<text:tab/><text:tab/>short</text:p>
      <text:p text:style-name="Standard">Velocity:<text:tab/>high</text:p>
      <text:p text:style-name="Standard">Accuracy:<text:tab/>low</text:p>
      <text:p text:style-name="Standard">Rate of Fire:<text:tab/>very-high</text:p>
      <text:p text:style-name="Heading">Torpedoes</text:p>
      <text:p text:style-name="Textbody">Torpedoes are heavy anti-ship weapons. <text:s/>Ships carry a limited number of torpedoes and they must be manually aimed and fired. <text:s/>They are very slow but have good accuracy.</text:p>
      <text:p text:style-name="Textbody">To fire torpedoes the player gives the direction to fire from the ship. <text:s/>The HUD should have marks to show the maximum range as well as the travel time along the firing arc. <text:s/>Ideally, enemy ships' paths will also be plotted based on their current velocity with equal<text:s/>marks indicated travel time. <text:s/>Torpedoes are fired in a fixed direction from the ship and then turn towards the desired direction. <text:s/>Destroyers launch torpedoes to port and starboard, and submarines launch torpedoes fore and aft.</text:p>
      <text:p text:style-name="Standard">Auto-fire:<text:s/><text:tab/>no</text:p>
      <text:p text:style-name="Standard">Auto-aim:<text:s/><text:tab/>no</text:p>
      <text:p text:style-name="Standard">Range:<text:tab/><text:tab/>medium</text:p>
      <text:p text:style-name="Standard">Velocity:<text:tab/>very-low</text:p>
      <text:p text:style-name="Standard">Accuracy:<text:tab/>high</text:p>
      <text:p text:style-name="Standard">Rate of Fire:<text:tab/>very-low</text:p>
      <text:p text:style-name="Heading">Depth Charges</text:p>
      <text:p text:style-name="Textbody">Depth charges are the only weapon capable of damaging submarines at max depth. <text:s text:c="2"/>Ships have an unlimited number of depth charges available. They drop beneath the<text:s/>launching vessel and travel down until they reach the dept of the submarine and explode. <text:s/>They are not very accurate and will spread out as they sink as well as exploding at incorrect depths.</text:p>
      <text:p text:style-name="Textbody">Depth charges</text:p>
      <text:soft-page-break/>
      <text:p text:style-name="Standard">Auto-fire:<text:s/><text:tab/>no</text:p>
      <text:p text:style-name="Standard">Auto-aim:<text:s/><text:tab/>no</text:p>
      <text:p text:style-name="Standard">Range:<text:tab/><text:tab/>very-low</text:p>
      <text:p text:style-name="Standard">Velocity:<text:tab/>low</text:p>
      <text:p text:style-name="Standard">Accuracy:<text:tab/>low</text:p>
      <text:p text:style-name="Standard">Rate of Fire:<text:tab/>medium</text:p>
      <text:p text:style-name="Heading">Aircraft</text:p>
      <text:p text:style-name="Textbody">Aircraft are deployable vessels. <text:s/>They are deployed in flights of 4-8 aircraft from carriers. <text:s/>Carriers have a limited number of flights they can have active at once. <text:s/>Flights can be reconnaissance, fighters, or bombers.</text:p>
      <text:p text:style-name="Textbody">Flights are launched by selecting the type of flight (reconnaissance, fighter, bomber) and setting up a circular way-point path that starts and ends with the carrier. <text:s/>The path must be short enough for the aircraft to have enough fuel. <text:s/>Once launched flights behave like ships and can be given additional orders. <text:s/>However, they have limited fuel and if they run out they will crash.</text:p>
      <text:p text:style-name="Textbody">The way-points for flights should show travel time remaining and the flight should show its remaining fuel time.</text:p>
      <text:p text:style-name="Textbody">Reconnaissance flights have extra fuel and small bomb loads to hit any targets of opportunity, such as submarines.</text:p>
      <text:p text:style-name="Textbody">Fighters can attack other aircraft. <text:s/>They can protect the fleet from enemy fighter or escort bombers to their targets.</text:p>
      <text:p text:style-name="Textbody">Bombers can attack<text:s/>ships but they only get one attack each.</text:p>
      <text:p text:style-name="Standard">Auto-fire:<text:s/><text:tab/>no</text:p>
      <text:p text:style-name="Standard">Auto-aim:<text:s/><text:tab/>no</text:p>
      <text:p text:style-name="Standard">Range:<text:tab/><text:tab/>very-long</text:p>
      <text:p text:style-name="Standard">Velocity:<text:tab/>high</text:p>
      <text:p text:style-name="Standard">Accuracy:<text:tab/>high</text:p>
      <text:p text:style-name="Standard">Rate of Fire:<text:tab/>low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ctcad</meta:initial-creator>
    <dc:creator>%USERNAME%</dc:creator>
    <meta:creation-date>2015-01-16T13:44:00Z</meta:creation-date>
    <dc:date>2015-01-20T19:42:00Z</dc:date>
    <meta:template xlink:href="Normal.dotm" xlink:type="simple"/>
    <meta:editing-cycles>1</meta:editing-cycles>
    <meta:editing-duration>PT180S</meta:editing-duration>
    <meta:document-statistic meta:page-count="5" meta:paragraph-count="13" meta:word-count="988" meta:character-count="6608" meta:row-count="46" meta:non-whitespace-character-count="5633"/>
  </office:meta>
</office:document-meta>
</file>